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b7df4c" style:family="table">
      <style:table-properties style:rel-width="100" table:align="center"/>
    </style:style>
    <style:style style:name="b7df4c.0" style:family="table-column">
      <style:table-column-properties style:column-width="8.82cm"/>
    </style:style>
    <style:style style:name="b7df4c.1" style:family="table-column">
      <style:table-column-properties style:column-width="0.88cm"/>
    </style:style>
    <style:style style:name="b7df4c.2" style:family="table-column">
      <style:table-column-properties style:column-width="0.88cm"/>
    </style:style>
    <style:style style:name="b7df4c.3" style:family="table-column">
      <style:table-column-properties style:column-width="0.88cm"/>
    </style:style>
    <style:style style:name="b7df4c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BOHJ080317MYNJRMA8</text:span></text:p>
        <text:p text:style-name="P4"><text:span text:style-name="T4"><text:s text:c="19"/>NOMBRE<text:s text:c="4"/>| JIMENA ARACELI BOJORQUEZ HERNANDEZ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PRIMER GRADO</text:span></text:p>
        <text:p text:style-name="P9"><text:span text:style-name="T9"><text:s text:c="22"/>GRUPO<text:s text:c="3"/>|<text:s text:c="2"/>A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ext:p text:style-name="Standard"/>
        <table:table table:name="b7df4c" table:style="b7df4c">
          <table:table-column table:style-name="b7df4c.0"/>
          <table:table-column table:style-name="b7df4c.1"/>
          <table:table-column table:style-name="b7df4c.2"/>
          <table:table-column table:style-name="b7df4c.3"/>
          <table:table-column table:style-name="b7df4c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ATICA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GEOGRAFIA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.CIV.ÉTI.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.FIS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IST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UTOR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ALORE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IDA SALUDABLE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b7df4c" style:family="table">
      <style:table-properties style:rel-width="100" table:align="center"/>
    </style:style>
    <style:style style:name="b7df4c.0" style:family="table-column">
      <style:table-column-properties style:column-width="8.82cm"/>
    </style:style>
    <style:style style:name="b7df4c.1" style:family="table-column">
      <style:table-column-properties style:column-width="0.88cm"/>
    </style:style>
    <style:style style:name="b7df4c.2" style:family="table-column">
      <style:table-column-properties style:column-width="0.88cm"/>
    </style:style>
    <style:style style:name="b7df4c.3" style:family="table-column">
      <style:table-column-properties style:column-width="0.88cm"/>
    </style:style>
    <style:style style:name="b7df4c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3T19:13:31.000</dc:date>
    <meta:generator>PHPWord</meta:generator>
    <meta:initial-creator/>
    <meta:creation-date>2021-05-23T19:13:31.000</meta:creation-date>
    <meta:keyword/>
    <meta:user-defined meta:name="Category"/>
    <meta:user-defined meta:name="Company"/>
    <meta:user-defined meta:name="Manager"/>
  </office:meta>
</office:document-meta>
</file>